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ans1" fo:font-size="11pt" fo:font-weight="bold" style:font-size-asian="11pt" style:font-weight-asian="bold" style:font-size-complex="11pt" style:font-weight-complex="bold"/>
    </style:style>
    <style:style style:name="P2" style:family="paragraph" style:parent-style-name="Standard">
      <style:text-properties style:font-name="FreeSans1" fo:font-size="11pt" fo:font-weight="bold" officeooo:rsid="00155244" officeooo:paragraph-rsid="00155244" style:font-size-asian="11pt" style:font-weight-asian="bold" style:font-size-complex="11pt" style:font-weight-complex="bold"/>
    </style:style>
    <style:style style:name="P3" style:family="paragraph" style:parent-style-name="Standard">
      <style:text-properties style:font-name="FreeSans1" fo:font-size="11pt" style:text-underline-style="solid" style:text-underline-width="auto" style:text-underline-color="font-color" fo:font-weight="bold" officeooo:rsid="00155244" officeooo:paragraph-rsid="00155244"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FreeSans1" fo:font-size="14pt" fo:font-weight="bold" style:font-size-asian="14pt" style:font-weight-asian="bold" style:font-size-complex="14pt" style:font-weight-complex="bold"/>
    </style:style>
    <style:style style:name="P5" style:family="paragraph" style:parent-style-name="Standard">
      <style:text-properties style:font-name="FreeSans1" fo:font-size="12pt" fo:font-weight="bold" style:font-size-asian="12pt" style:font-weight-asian="bold" style:font-size-complex="12pt" style:font-weight-complex="bold"/>
    </style:style>
    <style:style style:name="P6" style:family="paragraph" style:parent-style-name="Standard">
      <style:text-properties fo:font-size="11pt" style:font-size-asian="11pt" style:font-size-complex="11pt"/>
    </style:style>
    <style:style style:name="P7" style:family="paragraph" style:parent-style-name="Standard" style:list-style-name="L1">
      <style:text-properties fo:font-size="11pt" style:font-size-asian="11pt" style:font-size-complex="11pt"/>
    </style:style>
    <style:style style:name="P8" style:family="paragraph" style:parent-style-name="Standard" style:list-style-name="L1">
      <style:text-properties fo:font-size="11pt" officeooo:rsid="00155244" officeooo:paragraph-rsid="00155244" style:font-size-asian="11pt" style:font-size-complex="11pt"/>
    </style:style>
    <style:style style:name="P9" style:family="paragraph" style:parent-style-name="Standard">
      <style:text-properties fo:font-size="11pt" officeooo:rsid="00155244" officeooo:paragraph-rsid="00155244" style:font-size-asian="11pt" style:font-size-complex="11pt"/>
    </style:style>
    <style:style style:name="P10" style:family="paragraph" style:parent-style-name="Standard">
      <style:paragraph-properties fo:text-align="center" style:justify-single-word="false"/>
      <style:text-properties fo:font-size="11pt" style:font-size-asian="11pt" style:font-size-complex="11pt"/>
    </style:style>
    <style:style style:name="P11" style:family="paragraph" style:parent-style-name="Standard" style:list-style-name="L1">
      <style:text-properties fo:font-size="11pt" officeooo:rsid="0016f43f" officeooo:paragraph-rsid="0016f43f" style:font-size-asian="11pt" style:font-size-complex="11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16f43f"/>
    </style:style>
    <style:style style:name="P14" style:family="paragraph" style:parent-style-name="Standard">
      <style:text-properties fo:font-size="9pt" fo:font-style="italic" style:font-size-asian="9pt" style:font-style-asian="italic" style:font-size-complex="9pt" style:font-style-complex="italic"/>
    </style:style>
    <style:style style:name="P15" style:family="paragraph" style:parent-style-name="Standard">
      <style:text-properties fo:font-size="9pt" fo:font-style="italic" officeooo:rsid="00155244" officeooo:paragraph-rsid="00155244" style:font-size-asian="9pt" style:font-style-asian="italic" style:font-size-complex="9pt" style:font-style-complex="italic"/>
    </style:style>
    <style:style style:name="P16" style:family="paragraph" style:parent-style-name="Standard">
      <style:text-properties fo:font-size="12pt" style:text-underline-style="solid" style:text-underline-width="auto" style:text-underline-color="font-color" officeooo:paragraph-rsid="001789b7" style:font-size-asian="12pt" style:font-size-complex="12pt"/>
    </style:style>
    <style:style style:name="T1" style:family="text">
      <style:text-properties officeooo:rsid="00155244"/>
    </style:style>
    <style:style style:name="T2" style:family="text">
      <style:text-properties officeooo:rsid="0016f43f"/>
    </style:style>
    <style:style style:name="T3" style:family="text">
      <style:text-properties fo:font-size="11pt" style:font-size-asian="11pt" style:font-size-complex="11pt"/>
    </style:style>
    <style:style style:name="T4" style:family="text">
      <style:text-properties officeooo:rsid="001789b7"/>
    </style:style>
    <style:style style:name="T5" style:family="text">
      <style:text-properties style:font-name="FreeSans1" fo:font-weight="bold" style:font-weight-asian="bold" style:font-weight-complex="bold"/>
    </style:style>
    <style:style style:name="T6" style:family="text">
      <style:text-properties style:font-name="FreeSans1" fo:font-weight="bold" officeooo:rsid="001789b7" style:font-weight-asian="bold" style:font-weight-complex="bold"/>
    </style:style>
    <style:style style:name="T7" style:family="text">
      <style:text-properties officeooo:rsid="001ac7f5"/>
    </style:style>
    <style:style style:name="T8" style:family="text">
      <style:text-properties officeooo:rsid="001bb844"/>
    </style:style>
    <style:style style:name="T9" style:family="text">
      <style:text-properties officeooo:rsid="001c363e"/>
    </style:style>
    <style:style style:name="Sect1" style:family="section">
      <style:section-properties text:dont-balance-text-columns="false" style:editable="false">
        <style:columns fo:column-count="2" fo:column-gap="0.497cm">
          <style:column style:rel-width="4985*" fo:start-indent="0cm" fo:end-indent="0.249cm"/>
          <style:column style:rel-width="4987*"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healtiel Kim P. Nejudne</text:p>
      <text:p text:style-name="P10">Dumaguete, Philippines, 6200</text:p>
      <text:p text:style-name="P12"><text:a xlink:type="simple" xlink:href="mailto:work.august.nejudne@gmail.com" text:style-name="Internet_20_link" text:visited-style-name="Visited_20_Internet_20_Link"><text:span text:style-name="T3">work.august.nejudne@gmail.com</text:span></text:a></text:p>
      <text:p text:style-name="P13"><text:span text:style-name="T3">__________________________________________________________________________________________</text:span></text:p>
      <text:p text:style-name="P6"/>
      <text:p text:style-name="P5">PROFESSIONAL SUMMARY</text:p>
      <text:p text:style-name="P6">I am a professional Full-stack Javascript developer with over <text:span text:style-name="T2">four </text:span>years of experience working as a freelancer <text:span text:style-name="T2">and a developer for startups and established companies</text:span>. I graduated with a degree in theology but my passion for design and web technologies, which I’ve had as a hobby since I was <text:span text:style-name="T2">fourteen</text:span>, has driven me on my self learning path towards becoming a full-stack web developer.</text:p>
      <text:p text:style-name="P6"/>
      <text:p text:style-name="P6">As a Full-stack Javascript developer, I primarily use React, Redux, and SCSS to build intuitive and interactive UI that look good on desktop and mobile. On the backend, I use NodeJS, ExpressJS, and MongoDB to build fast and scalable server side applications. I stay up to date with the latest updates on these technologies and I’m always interested in learning new technologies to improve my skills.</text:p>
      <text:p text:style-name="P6"/>
      <text:p text:style-name="P6">I do all of my development on Ubuntu Linux and my tools of choice are <text:span text:style-name="T1">Vim or Visual Studio Code</text:span> for my text editor, Git for version control, Bash for shell scripting, and Jira for project management.</text:p>
      <text:p text:style-name="P6"/>
      <text:p text:style-name="P6">You can visit my portfolio at <text:a xlink:type="simple" xlink:href="http://www.kimnejudne.com/" text:style-name="Internet_20_link" text:visited-style-name="Visited_20_Internet_20_Link">www.kimnejudne.com</text:a> where you can see samples of my projects and review the code.</text:p>
      <text:p text:style-name="P6"/>
      <text:p text:style-name="P6"/>
      <text:p text:style-name="P5">SKILLS</text:p>
      <text:section text:style-name="Sect1" text:name="Section1">
        <text:list xml:id="list2593340781" text:style-name="L1">
          <text:list-item>
            <text:p text:style-name="P7">HTML5</text:p>
          </text:list-item>
          <text:list-item>
            <text:p text:style-name="P7">CSS3</text:p>
          </text:list-item>
          <text:list-item>
            <text:p text:style-name="P7">Javascript</text:p>
          </text:list-item>
          <text:list-item>
            <text:p text:style-name="P7">ReactJS</text:p>
          </text:list-item>
          <text:list-item>
            <text:p text:style-name="P7">Redux</text:p>
          </text:list-item>
          <text:list-item>
            <text:p text:style-name="P7">Gatsby</text:p>
          </text:list-item>
          <text:list-item>
            <text:p text:style-name="P7">NextJS</text:p>
          </text:list-item>
          <text:list-item>
            <text:p text:style-name="P7">SCSS</text:p>
          </text:list-item>
          <text:list-item>
            <text:p text:style-name="P7">Bootstrap</text:p>
          </text:list-item>
          <text:list-item>
            <text:p text:style-name="P7">Material UI</text:p>
          </text:list-item>
          <text:list-item>
            <text:p text:style-name="P7">NodeJS</text:p>
          </text:list-item>
          <text:list-item>
            <text:p text:style-name="P7">MongoDB</text:p>
          </text:list-item>
          <text:list-item>
            <text:p text:style-name="P8">Elasticsearch</text:p>
          </text:list-item>
          <text:list-item>
            <text:p text:style-name="P7">Git</text:p>
          </text:list-item>
          <text:list-item>
            <text:p text:style-name="P7">Bash</text:p>
          </text:list-item>
          <text:list-item>
            <text:p text:style-name="P7">Jira</text:p>
          </text:list-item>
          <text:list-item>
            <text:p text:style-name="P11">Confluence</text:p>
          </text:list-item>
        </text:list>
      </text:section>
      <text:p text:style-name="P6"/>
      <text:p text:style-name="P6"/>
      <text:p text:style-name="P16"><text:span text:style-name="T6">WORK EXPERIENCE</text:span></text:p>
      <text:p text:style-name="P16"><text:span text:style-name="T6"/></text:p>
      <text:p text:style-name="P1">Creative Director <text:span text:style-name="T4">with </text:span>Silliman University Divinity School – Documentation Committee</text:p>
      <text:p text:style-name="P14">August 2011 – March 2018</text:p>
      <text:p text:style-name="P6">As Creative Director, I was in charge of <text:span text:style-name="T7">the designs for all print media</text:span> of the Church Workers' Convocation <text:span text:style-name="T8">creating book covers and layouts, magazines, posters, and other promotional materials</text:span>. I worked with a staff of five to six people. Our team had to deliver on tight deadlines and were always able to deliver. I used Adobe Photoshop, Illustrator, and InDesign to create desktop publishing solutions for the events which the documentation committee catered to.</text:p>
      <text:p text:style-name="P6"/>
      <text:p text:style-name="P1">Freelance Web Developer</text:p>
      <text:p text:style-name="P14">June 2016 – March 2019</text:p>
      <text:p text:style-name="P6">As a freelance Web Developer, I created web sites and web apps for various clients offering web solutions to business problems. I use React with Redux, Node with Express, MongoDB, Firebase, and other technologies depending on the client’s needs.</text:p>
      <text:p text:style-name="P6"/>
      <text:p text:style-name="P6"><text:span text:style-name="T5">Frontend Developer </text:span><text:span text:style-name="T6">with Acudeen Technologies Inc.</text:span></text:p>
      <text:p text:style-name="P14">May 2019 – March 202<text:span text:style-name="T1">1</text:span></text:p>
      <text:p text:style-name="P6">As Frontend Developer I was responsible for building and maintaining new features for the Frontend of the Acudeen Technologies Web App using React, Redux, Sass, &amp; Bootstrap among other technologies. I worked with a <text:span text:style-name="T1">small team of other frontend developers </text:span>to deliver new features quickly and meet the demands of shareholders and users.</text:p>
      <text:p text:style-name="P6"/>
      <text:p text:style-name="P9"><text:span text:style-name="T5">Backend Developer </text:span><text:span text:style-name="T6">with Tawkto Inc.</text:span></text:p>
      <text:p text:style-name="P15">April 2021 – July 2021</text:p>
      <text:p text:style-name="P9">As Backend developer I wrote and maintained multiple microservices and libraries using NodeJS, MongoDB, Elasticsearch, Mocha, Sinon, and other javascript tools to write reliable and maintanable APIs used by over seventy other microservices and libraries. I worked with a medium sized team of 15 other backend developers where we reviewed each other’s code for quality and maintanability.</text:p>
      <text:p text:style-name="P6"/>
      <text:p text:style-name="P6"/>
      <text:p text:style-name="P3"><text:span text:style-name="T2">MORE </text:span>ABOUT ME</text:p>
      <text:p text:style-name="P2"/>
      <text:p text:style-name="P6">I’m a son, a husband, and a father. <text:span text:style-name="T9">I love art, computers, and asking the big questions in life. </text:span>During my free time I play table tennis, read books, or play video games. I also love learning new web technologies and creating cool and fun stuff with them.</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P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7-14T02:45:43.755992102</meta:creation-date>
    <dc:date>2021-07-14T03:13:00.267850504</dc:date>
    <meta:editing-duration>PT17M3S</meta:editing-duration>
    <meta:editing-cycles>7</meta:editing-cycles>
    <meta:generator>LibreOffice/7.1.4.2$Linux_X86_64 LibreOffice_project/e19c8e005a853514adc94ef87a3fca3f43994787</meta:generator>
    <meta:document-statistic meta:table-count="0" meta:image-count="0" meta:object-count="0" meta:page-count="1" meta:paragraph-count="42" meta:word-count="549" meta:character-count="3413" meta:non-whitespace-character-count="2918"/>
  </office:meta>
</office:document-meta>
</file>